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 <text:span text:style-name="T3">DPAS/SIS/</text:span><text:span text:style-name="T3">BADA/SUSPENSION/</text:span><text:span text:style-name="T3"><text:date style:data-style-name="N106" text:date-value="2012-05-11T14:20:53.67">2012</text:date></text:span></text:p>
              <text:p text:style-name="P8"><text:span text:style-name="T2"><text:s text:c="9"/>Matricule CAF : </text:span><text:span text:style-name="T2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2-05-11T14:20:53.67">11/05/2012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lib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13"><text:span text:style-name="T8">Comme je vous l’indiquais dans mon courrier du </text:span><text:span text:style-name="T4"><text:user-field-get text:name="passagecommissionep_impressionconvocation"/></text:span><text:bookmark-start text:name="__DdeLink__762_1148179062"/>, votre dossier a été transmis à l’Equipe Pluridisciplinaire (EP) qui a examiné votre situation.<text:bookmark-end text:name="__DdeLink__762_1148179062"/></text:p>
        <text:p text:style-name="P4"/>
        <text:p text:style-name="P18">Après avoir pris connaissance de son avis, il a été décidé de vous accorder un délai supplémentaire d’un mois. Je vous invite à prendre contact avec le :</text:p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</text:p>
        <text:p text:style-name="P5"><text:s/><text:user-field-get text:name="structurereferente_code_postal"/> <text:user-field-get text:name="structurereferente_ville"/></text:p>
        <text:p text:style-name="P20"><text:hidden-paragraph text:condition="ooow:structurereferente_numtel==&quot;&quot;" text:is-hidden="true"/>Tél: <text:user-field-get text:name="structurereferente_numtel"/></text:p>
        <text:p text:style-name="P4"/>
        <text:p text:style-name="P4">afin de rédiger un Contrat d’Engagement Réciproque (CER). Sans CER de votre part avant le <text:date style:data-style-name="N36" text:date-value="2012-05-11T14:20:53.67" text:date-adjust="PT960H00M00S">20/06/2012</text:date>, votre dossier repassera en commission et vous vous exposez à une réduction de votre allocation de Revenu de Solidarité Active (RSA).</text:p>
        <text:p text:style-name="P4"/>
        <text:p text:style-name="P17">Je reste à votre entière disposition pour tout renseignement complémentaire.</text:p>
        <text:p text:style-name="P4"/>
        <text:p text:style-name="P6">Je vous prie d’agréer, <text:span text:style-name="T7"><text:user-field-get text:name="personne_qual"/></text:span>, l’expression de mes salutations distinguées.</text:p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5-11T14:20:53.59</dc:date>
    <dc:creator>Julien Mille</dc:creator>
    <meta:editing-duration>PT05H53M14S</meta:editing-duration>
    <meta:editing-cycles>103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26" meta:character-count="848"/>
  </office:meta>
</office:document-meta>
</file>